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l tirocinio si propone di sviluppare agenti simbolici basati su regole e confrontarli con agenti sub-simbolici basati sul deep learning nell'ambiente Overcooked-AI. Attraverso l'analisi di metriche come tempi di completamento delle attività, efficienza nella cooperazione e adattabilità a scenari dinamici, si mira a identificare punti di forza e limiti di entrambi i paradigmi. Inoltre, sarà esplorata l'integrazione di approcci ibridi, combinando la natura interpretabile dell'AI simbolica con l'adattabilità dell'AI sub-simbolica. Questo lavoro intende fornire una comprensione più approfondita delle strategie e dei comportamenti degli agenti in compiti cooperativi compless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0:46:47.903051290</meta:creation-date>
    <dc:date>2025-01-09T10:47:18.319256341</dc:date>
    <meta:editing-duration>PT31S</meta:editing-duration>
    <meta:editing-cycles>1</meta:editing-cycles>
    <meta:document-statistic meta:table-count="0" meta:image-count="0" meta:object-count="0" meta:page-count="1" meta:paragraph-count="1" meta:word-count="89" meta:character-count="681" meta:non-whitespace-character-count="593"/>
    <meta:generator>LibreOffice/24.8.4.2$Linux_X86_64 LibreOffice_project/480$Build-2</meta:generator>
  </office:meta>
</office:document-meta>
</file>